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cafa" officeooo:paragraph-rsid="0008ca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datetime</text:p>
      <text:p text:style-name="Standard">date =datetime.date.today()</text:p>
      <text:p text:style-name="Standard">currentYear =int(date.strftime("%Y"))</text:p>
      <text:p text:style-name="Standard">print("enter the last year")</text:p>
      <text:p text:style-name="Standard">endyear=int(input())</text:p>
      <text:p text:style-name="Standard">print("list of leap years:")</text:p>
      <text:p text:style-name="Standard">for year in range(currentYear,endyear):</text:p>
      <text:p text:style-name="Standard"><text:s/>if ((year%4==0) and (year%100!=0) or (year%400==0)):</text:p>
      <text:p text:style-name="Standard"><text:s text:c="2"/>print(year) <text:s text:c="6"/></text:p>
      <text:p text:style-name="Standard"/>
      <text:p text:style-name="P1">output</text:p>
      <text:p text:style-name="P1"/>
      <text:p text:style-name="P1">enter the last year</text:p>
      <text:p text:style-name="P1">2025</text:p>
      <text:p text:style-name="P1">list of leap years:</text:p>
      <text:p text:style-name="P1">20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0:49:36.937073996</meta:creation-date>
    <dc:date>2021-11-09T10:51:37.055255130</dc:date>
    <meta:editing-duration>PT2M1S</meta:editing-duration>
    <meta:editing-cycles>1</meta:editing-cycles>
    <meta:document-statistic meta:table-count="0" meta:image-count="0" meta:object-count="0" meta:page-count="1" meta:paragraph-count="14" meta:word-count="37" meta:character-count="319" meta:non-whitespace-character-count="286"/>
    <meta:generator>LibreOffice/6.0.7.3$Linux_X86_64 LibreOffice_project/00m0$Build-3</meta:generator>
  </office:meta>
</office:document-meta>
</file>